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officeooo:rsid="001d32ac" officeooo:paragraph-rsid="001d32a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fo:font-weight="normal" officeooo:rsid="001d32ac" officeooo:paragraph-rsid="001d32ac" style:font-size-asian="12pt" style:font-weight-asian="normal" style:font-size-complex="12pt" style:font-weight-complex="normal"/>
    </style:style>
    <style:style style:name="P7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1d32ac" officeooo:paragraph-rsid="001d32ac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1d32ac" officeooo:paragraph-rsid="001e2a8f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200092" officeooo:paragraph-rsid="00200092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216b01" officeooo:paragraph-rsid="00216b01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200092" officeooo:paragraph-rsid="00200092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2a8f" style:font-size-asian="12pt" style:font-size-complex="12pt"/>
    </style:style>
    <style:style style:name="T3" style:family="text">
      <style:text-properties fo:font-size="12pt" officeooo:rsid="00200092" style:font-size-asian="12pt" style:font-size-complex="12pt"/>
    </style:style>
    <style:style style:name="T4" style:family="text">
      <style:text-properties fo:color="#212529" loext:opacity="100%" fo:font-size="12pt" style:font-size-asian="12pt" style:font-name-complex="Calibri1" style:font-size-complex="12pt"/>
    </style:style>
    <style:style style:name="T5" style:family="text">
      <style:text-properties officeooo:rsid="001d32ac"/>
    </style:style>
    <style:style style:name="T6" style:family="text">
      <style:text-properties style:use-window-font-color="true" loext:opacity="0%" officeooo:rsid="001d32ac"/>
    </style:style>
    <style:style style:name="T7" style:family="text">
      <style:text-properties officeooo:rsid="001e2a8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23">
            <text:p text:style-name="P6">23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4">Backend <text:span text:style-name="T6">Functions: Weight Scale Function (WSF)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4">Nutzer*innen</text:span><text:span text:style-name="T1"> sollen per API requests </text:span><text:span text:style-name="T2">WSFs anlegen um so </text:span><text:span text:style-name="T3">die Gewichtung verschiedener Essential Skills in die Bewertung farblich festzulegen. Die Nutzer*innen können die WSFs außerdem entfer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1819178971" text:style-name="WWNum1">
              <text:list-item>
                <text:p text:style-name="P7">Nutzer*innen können WSFs anlegen</text:p>
              </text:list-item>
              <text:list-item>
                <text:p text:style-name="P9">Die WSF kann über beliebig viele Gewichtungsstufen mit einer beliebigen Farbe </text:p>
              </text:list-item>
              <text:list-item>
                <text:p text:style-name="P10">Nutzer*innen können eine WSF beliebig vielen Jobs zuordnen</text:p>
              </text:list-item>
              <text:list-item>
                <text:p text:style-name="P8">Nutzer*innen können WSFs <text:span text:style-name="T7">entferne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4"><text:span text:style-name="T5">13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5">in</text:span>:</text:p>
            <text:p text:style-name="P3"/>
          </table:table-cell>
          <table:table-cell table:style-name="Tabelle1.A2" office:value-type="string">
            <text:p text:style-name="P4"><text:span text:style-name="T5">Dennis Weinberger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5">4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4">
            <text:p text:style-name="P4">1<text:span text:style-name="T5">4</text:span>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4">0.<text:span text:style-name="T5">93</text:span>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11">Die Farben sollen per RGB 24 bit standard kodiert se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6</meta:editing-cycles>
    <meta:creation-date>2021-03-21T10:07:00</meta:creation-date>
    <dc:date>2021-03-24T22:45:37.263000000</dc:date>
    <meta:editing-duration>PT19M16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101" meta:character-count="728" meta:non-whitespace-character-count="6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